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language="en" fo:country="IE"/>
    </style:style>
    <style:style style:name="T27" style:parent-style-name="Fuentedepárrafopredeter." style:family="text">
      <style:text-properties fo:font-weight="bold" style:font-weight-asian="bold" style:font-weight-complex="bold" fo:language="en" fo:country="IE"/>
    </style:style>
    <style:style style:name="T28" style:parent-style-name="Fuentedepárrafopredeter." style:family="text">
      <style:text-properties fo:language="en" fo:country="IE"/>
    </style:style>
    <style:style style:name="T29" style:parent-style-name="Fuentedepárrafopredeter." style:family="text">
      <style:text-properties fo:font-weight="bold" style:font-weight-asian="bold" style:font-weight-complex="bold" fo:language="en" fo:country="IE"/>
    </style:style>
    <style:style style:name="T30" style:parent-style-name="Fuentedepárrafopredeter." style:family="text">
      <style:text-properties fo:language="en" fo:country="IE"/>
    </style:style>
    <style:style style:name="T31" style:parent-style-name="Fuentedepárrafopredeter." style:family="text">
      <style:text-properties fo:language="en" fo:country="IE"/>
    </style:style>
    <style:style style:name="T3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fo:language="en" fo:country="IE"/>
    </style:style>
    <style:style style:name="T42" style:parent-style-name="Fuentedepárrafopredeter." style:family="text">
      <style:text-properties fo:font-weight="bold" style:font-weight-asian="bold" style:font-weight-complex="bold" fo:language="en" fo:country="IE"/>
    </style:style>
    <style:style style:name="T43" style:parent-style-name="Fuentedepárrafopredeter." style:family="text">
      <style:text-properties fo:language="en" fo:country="IE"/>
    </style:style>
    <style:style style:name="P44" style:parent-style-name="Normal" style:family="paragraph">
      <style:text-properties fo:language="en" fo:country="IE"/>
    </style:style>
    <style:style style:name="T45" style:parent-style-name="Fuentedepárrafopredeter." style:family="text">
      <style:text-properties fo:language="en" fo:country="IE"/>
    </style:style>
    <style:style style:name="T46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style="italic" style:font-style-asian="italic" style:font-style-complex="italic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51" style:parent-style-name="Fuentedepárrafopredeter." style:family="text">
      <style:text-properties fo:language="en" fo:country="IE"/>
    </style:style>
    <style:style style:name="T52" style:parent-style-name="Fuentedepárrafopredeter." style:family="text">
      <style:text-properties fo:font-weight="bold" style:font-weight-asian="bold" style:font-weight-complex="bold" fo:language="en" fo:country="IE"/>
    </style:style>
    <style:style style:name="T53" style:parent-style-name="Fuentedepárrafopredeter." style:family="text">
      <style:text-properties fo:language="en" fo:country="IE"/>
    </style:style>
    <style:style style:name="T54" style:parent-style-name="Fuentedepárrafopredeter." style:family="text">
      <style:text-properties fo:language="en" fo:country="IE"/>
    </style:style>
    <style:style style:name="T55" style:parent-style-name="Fuentedepárrafopredeter." style:family="text">
      <style:text-properties fo:font-weight="bold" style:font-weight-asian="bold" style:font-weight-complex="bold" fo:language="en" fo:country="IE"/>
    </style:style>
    <style:style style:name="T56" style:parent-style-name="Fuentedepárrafopredeter." style:family="text">
      <style:text-properties fo:language="en" fo:country="IE"/>
    </style:style>
    <style:style style:name="P57" style:parent-style-name="Normal" style:family="paragraph">
      <style:text-properties fo:language="en" fo:country="IE"/>
    </style:style>
    <style:style style:name="T58" style:parent-style-name="Fuentedepárrafopredeter." style:family="text">
      <style:text-properties fo:language="en" fo:country="IE"/>
    </style:style>
    <style:style style:name="T5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3" style:parent-style-name="Fuentedepárrafopredeter." style:family="text">
      <style:text-properties fo:font-weight="bold" style:font-weight-asian="bold" style:font-weight-complex="bold" fo:language="en" fo:country="IE"/>
    </style:style>
    <style:style style:name="T64" style:parent-style-name="Fuentedepárrafopredeter." style:family="text">
      <style:text-properties fo:language="en" fo:country="IE"/>
    </style:style>
    <style:style style:name="T65" style:parent-style-name="Fuentedepárrafopredeter." style:family="text">
      <style:text-properties fo:font-weight="bold" style:font-weight-asian="bold" style:font-weight-complex="bold" fo:language="en" fo:country="IE"/>
    </style:style>
    <style:style style:name="T66" style:parent-style-name="Fuentedepárrafopredeter." style:family="text">
      <style:text-properties fo:language="en" fo:country="IE"/>
    </style:style>
    <style:style style:name="T67" style:parent-style-name="Fuentedepárrafopredeter." style:family="text">
      <style:text-properties fo:language="en" fo:country="IE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weight="bold" style:font-weight-asian="bold" style:font-weight-complex="bold" fo:language="en" fo:country="IE"/>
    </style:style>
    <style:style style:name="T70" style:parent-style-name="Fuentedepárrafopredeter." style:family="text">
      <style:text-properties fo:language="en" fo:country="IE"/>
    </style:style>
    <style:style style:name="P71" style:parent-style-name="Normal" style:family="paragraph">
      <style:text-properties fo:language="en" fo:country="IE"/>
    </style:style>
    <style:style style:name="P72" style:parent-style-name="Normal" style:family="paragraph">
      <style:text-properties fo:language="en" fo:country="IE"/>
    </style:style>
    <style:style style:name="T73" style:parent-style-name="Fuentedepárrafopredeter." style:family="text">
      <style:text-properties fo:language="en" fo:country="IE"/>
    </style:style>
    <style:style style:name="T74" style:parent-style-name="Fuentedepárrafopredeter." style:family="text">
      <style:text-properties fo:font-weight="bold" style:font-weight-asian="bold" style:font-weight-complex="bold" fo:language="en" fo:country="IE"/>
    </style:style>
    <style:style style:name="T75" style:parent-style-name="Fuentedepárrafopredeter." style:family="text">
      <style:text-properties fo:language="en" fo:country="IE"/>
    </style:style>
    <style:style style:name="P76" style:parent-style-name="Normal" style:family="paragraph">
      <style:text-properties fo:language="en" fo:country="IE"/>
    </style:style>
    <style:style style:name="P77" style:parent-style-name="Normal" style:family="paragraph">
      <style:text-properties fo:language="en" fo:country="IE"/>
    </style:style>
    <style:style style:name="T78" style:parent-style-name="Fuentedepárrafopredeter." style:family="text">
      <style:text-properties fo:language="en" fo:country="IE"/>
    </style:style>
    <style:style style:name="T79" style:parent-style-name="Fuentedepárrafopredeter." style:family="text">
      <style:text-properties fo:font-weight="bold" style:font-weight-asian="bold" style:font-weight-complex="bold" fo:language="en" fo:country="IE"/>
    </style:style>
    <style:style style:name="T80" style:parent-style-name="Fuentedepárrafopredeter." style:family="text">
      <style:text-properties fo:language="en" fo:country="IE"/>
    </style:style>
    <style:style style:name="P81" style:parent-style-name="Normal" style:family="paragraph">
      <style:text-properties fo:language="en" fo:country="IE"/>
    </style:style>
    <style:style style:name="P82" style:parent-style-name="Normal" style:family="paragraph">
      <style:text-properties fo:language="en" fo:country="IE"/>
    </style:style>
    <style:style style:name="P83" style:parent-style-name="Normal" style:family="paragraph">
      <style:text-properties fo:language="en" fo:country="IE"/>
    </style:style>
    <style:style style:name="T84" style:parent-style-name="Fuentedepárrafopredeter." style:family="text">
      <style:text-properties fo:language="en" fo:country="IE"/>
    </style:style>
    <style:style style:name="T85" style:parent-style-name="Fuentedepárrafopredeter." style:family="text">
      <style:text-properties fo:font-weight="bold" style:font-weight-asian="bold" style:font-weight-complex="bold" fo:language="en" fo:country="IE"/>
    </style:style>
    <style:style style:name="T86" style:parent-style-name="Fuentedepárrafopredeter." style:family="text">
      <style:text-properties fo:language="en" fo:country="IE"/>
    </style:style>
    <style:style style:name="T87" style:parent-style-name="Fuentedepárrafopredeter." style:family="text">
      <style:text-properties fo:font-style="italic" style:font-style-asian="italic" style:font-style-complex="italic" fo:language="en" fo:country="IE"/>
    </style:style>
    <style:style style:name="T88" style:parent-style-name="Fuentedepárrafopredeter." style:family="text">
      <style:text-properties fo:language="en" fo:country="IE"/>
    </style:style>
    <style:style style:name="T89" style:parent-style-name="Fuentedepárrafopredeter." style:family="text">
      <style:text-properties fo:language="en" fo:country="IE"/>
    </style:style>
    <style:style style:name="T90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T93" style:parent-style-name="Fuentedepárrafopredeter." style:family="text">
      <style:text-properties fo:font-weight="bold" style:font-weight-asian="bold" style:font-weight-complex="bold"/>
    </style:style>
    <style:style style:name="P94" style:parent-style-name="Normal" style:list-style-name="LFO1" style:family="paragraph"/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Normal" style:list-style-name="LFO1" style:family="paragraph"/>
    <style:style style:name="T97" style:parent-style-name="Fuentedepárrafopredeter." style:family="text">
      <style:text-properties fo:font-weight="bold" style:font-weight-asian="bold" style:font-weight-complex="bold"/>
    </style:style>
    <style:style style:name="T98" style:parent-style-name="Fuentedepárrafopredeter." style:family="text">
      <style:text-properties fo:font-weight="bold" style:font-weight-asian="bold" style:font-weight-complex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P100" style:parent-style-name="Normal" style:list-style-name="LFO2" style:family="paragraph"/>
    <style:style style:name="T101" style:parent-style-name="Fuentedepárrafopredeter." style:family="text">
      <style:text-properties fo:font-weight="bold" style:font-weight-asian="bold" style:font-weight-complex="bold"/>
    </style:style>
    <style:style style:name="P102" style:parent-style-name="Normal" style:list-style-name="LFO2" style:family="paragraph"/>
    <style:style style:name="T103" style:parent-style-name="Fuentedepárrafopredeter." style:family="text">
      <style:text-properties fo:font-weight="bold" style:font-weight-asian="bold" style:font-weight-complex="bold"/>
    </style:style>
    <style:style style:name="P104" style:parent-style-name="Normal" style:list-style-name="LFO2" style:family="paragraph"/>
    <style:style style:name="T105" style:parent-style-name="Fuentedepárrafopredeter." style:family="text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T107" style:parent-style-name="Fuentedepárrafopredeter." style:family="text">
      <style:text-properties fo:font-weight="bold" style:font-weight-asian="bold" style:font-weight-complex="bold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P109" style:parent-style-name="Normal" style:list-style-name="LFO3" style:family="paragraph"/>
    <style:style style:name="T110" style:parent-style-name="Fuentedepárrafopredeter." style:family="text">
      <style:text-properties fo:font-weight="bold" style:font-weight-asian="bold" style:font-weight-complex="bold"/>
    </style:style>
    <style:style style:name="P111" style:parent-style-name="Normal" style:list-style-name="LFO3" style:family="paragraph"/>
    <style:style style:name="T112" style:parent-style-name="Fuentedepárrafopredeter." style:family="text">
      <style:text-properties fo:font-weight="bold" style:font-weight-asian="bold" style:font-weight-complex="bold"/>
    </style:style>
    <style:style style:name="T113" style:parent-style-name="Fuentedepárrafopredeter." style:family="text">
      <style:text-properties fo:font-weight="bold" style:font-weight-asian="bold" style:font-weight-complex="bold"/>
    </style:style>
    <style:style style:name="T114" style:parent-style-name="Fuentedepárrafopredeter." style:family="text">
      <style:text-properties fo:font-weight="bold" style:font-weight-asian="bold" style:font-weight-complex="bold"/>
    </style:style>
    <style:style style:name="P115" style:parent-style-name="Normal" style:list-style-name="LFO4" style:family="paragraph"/>
    <style:style style:name="T116" style:parent-style-name="Fuentedepárrafopredeter." style:family="text">
      <style:text-properties fo:font-weight="bold" style:font-weight-asian="bold" style:font-weight-complex="bold"/>
    </style:style>
    <style:style style:name="P117" style:parent-style-name="Normal" style:list-style-name="LFO4" style:family="paragraph"/>
    <style:style style:name="T118" style:parent-style-name="Fuentedepárrafopredeter." style:family="text">
      <style:text-properties fo:font-weight="bold" style:font-weight-asian="bold" style:font-weight-complex="bold"/>
    </style:style>
    <style:style style:name="T119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20" style:parent-style-name="Fuentedepárrafopredeter." style:family="text">
      <style:text-properties fo:font-weight="bold" style:font-weight-asian="bold" style:font-weight-complex="bold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P123" style:parent-style-name="Normal" style:list-style-name="LFO5" style:family="paragraph"/>
    <style:style style:name="T124" style:parent-style-name="Fuentedepárrafopredeter." style:family="text">
      <style:text-properties fo:font-weight="bold" style:font-weight-asian="bold" style:font-weight-complex="bold"/>
    </style:style>
    <style:style style:name="P125" style:parent-style-name="Normal" style:list-style-name="LFO5" style:family="paragraph"/>
    <style:style style:name="P126" style:parent-style-name="Normal" style:list-style-name="LFO5" style:family="paragraph"/>
    <style:style style:name="T127" style:parent-style-name="Fuentedepárrafopredeter." style:family="text">
      <style:text-properties fo:font-weight="bold" style:font-weight-asian="bold" style:font-weight-complex="bold"/>
    </style:style>
    <style:style style:name="P128" style:parent-style-name="Normal" style:list-style-name="LFO5" style:family="paragraph"/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list-style-name="LFO6" style:family="paragraph"/>
    <style:style style:name="T131" style:parent-style-name="Fuentedepárrafopredeter." style:family="text">
      <style:text-properties fo:font-weight="bold" style:font-weight-asian="bold" style:font-weight-complex="bold"/>
    </style:style>
    <style:style style:name="P132" style:parent-style-name="Normal" style:list-style-name="LFO6" style:family="paragraph"/>
    <style:style style:name="P133" style:parent-style-name="Normal" style:list-style-name="LFO6" style:family="paragraph"/>
    <style:style style:name="T134" style:parent-style-name="Fuentedepárrafopredeter." style:family="text">
      <style:text-properties fo:font-weight="bold" style:font-weight-asian="bold" style:font-weight-complex="bold"/>
    </style:style>
    <style:style style:name="P135" style:parent-style-name="Normal" style:list-style-name="LFO6" style:family="paragraph"/>
    <style:style style:name="T136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 style:font-weight-complex="bold"/>
    </style:style>
    <style:style style:name="TableColumn139" style:family="table-column">
      <style:table-column-properties style:column-width="2.3888in"/>
    </style:style>
    <style:style style:name="TableColumn140" style:family="table-column">
      <style:table-column-properties style:column-width="0.6666in"/>
    </style:style>
    <style:style style:name="TableColumn141" style:family="table-column">
      <style:table-column-properties style:column-width="2.7479in"/>
    </style:style>
    <style:style style:name="Table138" style:family="table">
      <style:table-properties style:width="5.8034in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44" style:parent-style-name="Fuentedepárrafopredeter." style:family="text">
      <style:text-properties fo:font-weight="bold" style:font-weight-asian="bold" style:font-weight-complex="bold"/>
    </style:style>
    <style:style style:name="TableCell14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TableCell14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48" style:parent-style-name="Fuentedepárrafopredeter." style:family="text">
      <style:text-properties fo:font-weight="bold" style:font-weight-asian="bold" style:font-weight-complex="bold"/>
    </style:style>
    <style:style style:name="TableRow149" style:family="table-row">
      <style:table-row-properties/>
    </style:style>
    <style:style style:name="TableCell15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51" style:parent-style-name="Fuentedepárrafopredeter." style:family="text">
      <style:text-properties fo:font-weight="bold" style:font-weight-asian="bold" style:font-weight-complex="bold"/>
    </style:style>
    <style:style style:name="TableCell15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15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154" style:family="table-row">
      <style:table-row-properties/>
    </style:style>
    <style:style style:name="TableCell15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56" style:parent-style-name="Fuentedepárrafopredeter." style:family="text">
      <style:text-properties fo:font-weight="bold" style:font-weight-asian="bold" style:font-weight-complex="bold"/>
    </style:style>
    <style:style style:name="TableCell15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15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159" style:family="table-row">
      <style:table-row-properties/>
    </style:style>
    <style:style style:name="TableCell16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61" style:parent-style-name="Fuentedepárrafopredeter." style:family="text">
      <style:text-properties fo:font-weight="bold" style:font-weight-asian="bold" style:font-weight-complex="bold"/>
    </style:style>
    <style:style style:name="TableCell16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16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164" style:family="table-row">
      <style:table-row-properties/>
    </style:style>
    <style:style style:name="TableCell1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66" style:parent-style-name="Fuentedepárrafopredeter." style:family="text">
      <style:text-properties fo:font-weight="bold" style:font-weight-asian="bold" style:font-weight-complex="bold"/>
    </style:style>
    <style:style style:name="TableCell16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16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69" style:parent-style-name="Fuentedepárrafopredeter." style:family="text">
      <style:text-properties fo:font-weight="bold" style:font-weight-asian="bold" style:font-weight-complex="bold"/>
    </style:style>
    <style:style style:name="P170" style:parent-style-name="Normal" style:list-style-name="LFO7" style:family="paragraph"/>
    <style:style style:name="T171" style:parent-style-name="Fuentedepárrafopredeter." style:family="text">
      <style:text-properties fo:font-weight="bold" style:font-weight-asian="bold" style:font-weight-complex="bold"/>
    </style:style>
    <style:style style:name="T172" style:parent-style-name="Fuentedepárrafopredeter." style:family="text">
      <style:text-properties fo:font-weight="bold" style:font-weight-asian="bold" style:font-weight-complex="bold"/>
    </style:style>
    <style:style style:name="P173" style:parent-style-name="Normal" style:list-style-name="LFO7" style:family="paragraph"/>
    <style:style style:name="T174" style:parent-style-name="Fuentedepárrafopredeter." style:family="text">
      <style:text-properties fo:font-weight="bold" style:font-weight-asian="bold" style:font-weight-complex="bold"/>
    </style:style>
    <style:style style:name="P175" style:parent-style-name="Normal" style:list-style-name="LFO7" style:family="paragraph"/>
    <style:style style:name="T176" style:parent-style-name="Fuentedepárrafopredeter." style:family="text">
      <style:text-properties fo:font-weight="bold" style:font-weight-asian="bold" style:font-weight-complex="bold"/>
    </style:style>
    <style:style style:name="P177" style:parent-style-name="Normal" style:family="paragraph">
      <style:text-properties fo:font-weight="bold" style:font-weight-asian="bold" style:font-weight-complex="bold"/>
    </style:style>
    <style:style style:name="T178" style:parent-style-name="Fuentedepárrafopredeter." style:family="text">
      <style:text-properties fo:font-weight="bold" style:font-weight-asian="bold" style:font-weight-complex="bold"/>
    </style:style>
    <style:style style:name="T179" style:parent-style-name="Fuentedepárrafopredeter." style:family="text">
      <style:text-properties fo:font-weight="bold" style:font-weight-asian="bold" style:font-weight-complex="bold"/>
    </style:style>
    <style:style style:name="P180" style:parent-style-name="Normal" style:list-style-name="LFO8" style:family="paragraph"/>
    <style:style style:name="T181" style:parent-style-name="Fuentedepárrafopredeter." style:family="text">
      <style:text-properties fo:font-weight="bold" style:font-weight-asian="bold" style:font-weight-complex="bold"/>
    </style:style>
    <style:style style:name="P182" style:parent-style-name="Normal" style:list-style-name="LFO8" style:family="paragraph"/>
    <style:style style:name="T183" style:parent-style-name="Fuentedepárrafopredeter." style:family="text">
      <style:text-properties fo:font-weight="bold" style:font-weight-asian="bold" style:font-weight-complex="bold"/>
    </style:style>
    <style:style style:name="T184" style:parent-style-name="Fuentedepárrafopredeter." style:family="text">
      <style:text-properties fo:font-weight="bold" style:font-weight-asian="bold" style:font-weight-complex="bold"/>
    </style:style>
    <style:style style:name="P185" style:parent-style-name="Normal" style:list-style-name="LFO8" style:family="paragraph"/>
    <style:style style:name="T186" style:parent-style-name="Fuentedepárrafopredeter." style:family="text">
      <style:text-properties fo:font-weight="bold" style:font-weight-asian="bold" style:font-weight-complex="bold"/>
    </style:style>
    <style:style style:name="T187" style:parent-style-name="Fuentedepárrafopredeter." style:family="text">
      <style:text-properties fo:font-weight="bold" style:font-weight-asian="bold" style:font-weight-complex="bold"/>
    </style:style>
    <style:style style:name="P188" style:parent-style-name="Normal" style:list-style-name="LFO8" style:family="paragraph"/>
    <style:style style:name="T189" style:parent-style-name="Fuentedepárrafopredeter." style:family="text">
      <style:text-properties fo:font-style="italic" style:font-style-asian="italic" style:font-style-complex="italic"/>
    </style:style>
    <style:style style:name="P190" style:parent-style-name="Normal" style:family="paragraph">
      <style:text-properties fo:font-weight="bold" style:font-weight-asian="bold" style:font-weight-complex="bold"/>
    </style:style>
    <style:style style:name="T191" style:parent-style-name="Fuentedepárrafopredeter." style:family="text">
      <style:text-properties fo:font-weight="bold" style:font-weight-asian="bold" style:font-weight-complex="bold"/>
    </style:style>
    <style:style style:name="T192" style:parent-style-name="Fuentedepárrafopredeter." style:family="text">
      <style:text-properties fo:font-weight="bold" style:font-weight-asian="bold" style:font-weight-complex="bold"/>
    </style:style>
    <style:style style:name="P193" style:parent-style-name="Normal" style:list-style-name="LFO9" style:family="paragraph"/>
    <style:style style:name="T194" style:parent-style-name="Fuentedepárrafopredeter." style:family="text">
      <style:text-properties fo:font-weight="bold" style:font-weight-asian="bold" style:font-weight-complex="bold"/>
    </style:style>
    <style:style style:name="P195" style:parent-style-name="Normal" style:list-style-name="LFO9" style:family="paragraph"/>
    <style:style style:name="T196" style:parent-style-name="Fuentedepárrafopredeter." style:family="text">
      <style:text-properties fo:font-weight="bold" style:font-weight-asian="bold" style:font-weight-complex="bold"/>
    </style:style>
    <style:style style:name="T197" style:parent-style-name="Fuentedepárrafopredeter." style:family="text">
      <style:text-properties fo:font-weight="bold" style:font-weight-asian="bold" style:font-weight-complex="bold"/>
    </style:style>
    <style:style style:name="T198" style:parent-style-name="Fuentedepárrafopredeter." style:family="text">
      <style:text-properties fo:font-style="italic" style:font-style-asian="italic" style:font-style-complex="italic"/>
    </style:style>
    <style:style style:name="P199" style:parent-style-name="Normal" style:list-style-name="LFO9" style:family="paragraph"/>
    <style:style style:name="T200" style:parent-style-name="Fuentedepárrafopredeter." style:family="text">
      <style:text-properties fo:font-weight="bold" style:font-weight-asian="bold" style:font-weight-complex="bold"/>
    </style:style>
    <style:style style:name="T201" style:parent-style-name="Fuentedepárrafopredeter." style:family="text">
      <style:text-properties fo:font-weight="bold" style:font-weight-asian="bold" style:font-weight-complex="bold"/>
    </style:style>
    <style:style style:name="P202" style:parent-style-name="Normal" style:list-style-name="LFO9" style:family="paragraph"/>
    <style:style style:name="T203" style:parent-style-name="Fuentedepárrafopredeter." style:family="text">
      <style:text-properties fo:font-style="italic" style:font-style-asian="italic" style:font-style-complex="italic"/>
    </style:style>
    <style:style style:name="T204" style:parent-style-name="Fuentedepárrafopredeter." style:family="text">
      <style:text-properties style:font-name="Segoe UI Emoji" style:font-name-complex="Segoe UI Emoji" fo:font-weight="bold" style:font-weight-asian="bold" style:font-weight-complex="bold"/>
    </style:style>
    <style:style style:name="T205" style:parent-style-name="Fuentedepárrafopredeter." style:family="text">
      <style:text-properties fo:font-weight="bold" style:font-weight-asian="bold" style:font-weight-complex="bold"/>
    </style:style>
    <style:style style:name="P206" style:parent-style-name="Normal" style:list-style-name="LFO10" style:family="paragraph"/>
    <style:style style:name="T207" style:parent-style-name="Fuentedepárrafopredeter." style:family="text">
      <style:text-properties fo:font-weight="bold" style:font-weight-asian="bold" style:font-weight-complex="bold"/>
    </style:style>
    <style:style style:name="T208" style:parent-style-name="Fuentedepárrafopredeter." style:family="text">
      <style:text-properties fo:font-weight="bold" style:font-weight-asian="bold" style:font-weight-complex="bold"/>
    </style:style>
    <style:style style:name="P209" style:parent-style-name="Normal" style:list-style-name="LFO10" style:family="paragraph"/>
    <style:style style:name="T210" style:parent-style-name="Fuentedepárrafopredeter." style:family="text">
      <style:text-properties fo:font-style="italic" style:font-style-asian="italic" style:font-style-complex="italic"/>
    </style:style>
    <style:style style:name="P211" style:parent-style-name="Normal" style:list-style-name="LFO10" style:family="paragraph"/>
    <style:style style:name="T212" style:parent-style-name="Fuentedepárrafopredeter." style:family="text">
      <style:text-properties fo:font-weight="bold" style:font-weight-asian="bold" style:font-weight-complex="bold"/>
    </style:style>
    <style:style style:name="T213" style:parent-style-name="Fuentedepárrafopredeter." style:family="text">
      <style:text-properties fo:font-weight="bold" style:font-weight-asian="bold" style:font-weight-complex="bold"/>
    </style:style>
    <style:style style:name="P214" style:parent-style-name="Normal" style:family="paragraph">
      <style:text-properties fo:font-weight="bold" style:font-weight-asian="bold" style:font-weight-complex="bold"/>
    </style:style>
    <style:style style:name="T215" style:parent-style-name="Fuentedepárrafopredeter." style:family="text">
      <style:text-properties fo:font-weight="bold" style:font-weight-asian="bold" style:font-weight-complex="bold"/>
    </style:style>
    <style:style style:name="TableColumn217" style:family="table-column">
      <style:table-column-properties style:column-width="2.3326in"/>
    </style:style>
    <style:style style:name="TableColumn218" style:family="table-column">
      <style:table-column-properties style:column-width="0.6666in"/>
    </style:style>
    <style:style style:name="TableColumn219" style:family="table-column">
      <style:table-column-properties style:column-width="2.8951in"/>
    </style:style>
    <style:style style:name="Table216" style:family="table">
      <style:table-properties style:width="5.8944in" fo:margin-left="0in" table:align="left"/>
    </style:style>
    <style:style style:name="TableRow220" style:family="table-row">
      <style:table-row-properties/>
    </style:style>
    <style:style style:name="TableCell22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22" style:parent-style-name="Fuentedepárrafopredeter." style:family="text">
      <style:text-properties fo:font-weight="bold" style:font-weight-asian="bold" style:font-weight-complex="bold"/>
    </style:style>
    <style:style style:name="TableCell22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24" style:parent-style-name="Fuentedepárrafopredeter." style:family="text">
      <style:text-properties fo:font-weight="bold" style:font-weight-asian="bold" style:font-weight-complex="bold"/>
    </style:style>
    <style:style style:name="TableCell22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26" style:parent-style-name="Fuentedepárrafopredeter." style:family="text">
      <style:text-properties fo:font-weight="bold" style:font-weight-asian="bold" style:font-weight-complex="bold"/>
    </style:style>
    <style:style style:name="TableRow227" style:family="table-row">
      <style:table-row-properties/>
    </style:style>
    <style:style style:name="TableCell22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29" style:parent-style-name="Fuentedepárrafopredeter." style:family="text">
      <style:text-properties fo:font-weight="bold" style:font-weight-asian="bold" style:font-weight-complex="bold"/>
    </style:style>
    <style:style style:name="TableCell23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23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232" style:family="table-row">
      <style:table-row-properties/>
    </style:style>
    <style:style style:name="TableCell23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34" style:parent-style-name="Fuentedepárrafopredeter." style:family="text">
      <style:text-properties fo:font-weight="bold" style:font-weight-asian="bold" style:font-weight-complex="bold"/>
    </style:style>
    <style:style style:name="TableCell23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Cell23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text-properties fo:font-weight="bold" style:font-weight-asian="bold" style:font-weight-complex="bold"/>
    </style:style>
    <style:style style:name="P238" style:parent-style-name="Normal" style:list-style-name="LFO11" style:family="paragraph"/>
    <style:style style:name="P239" style:parent-style-name="Normal" style:list-style-name="LFO11" style:family="paragraph"/>
    <style:style style:name="P240" style:parent-style-name="Normal" style:list-style-name="LFO11" style:family="paragraph"/>
    <style:style style:name="T241" style:parent-style-name="Fuentedepárrafopredeter." style:family="text">
      <style:text-properties fo:font-weight="bold" style:font-weight-asian="bold" style:font-weight-complex="bold"/>
    </style:style>
    <style:style style:name="P242" style:parent-style-name="Normal" style:list-style-name="LFO11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//<text:s/><text:span text:style-name="T2">Inicializamos</text:span><text:s/><text:span text:style-name="T3">en</text:span><text:s/>1 y<text:s/><text:span text:style-name="T4">luego</text:span><text:s/><text:span text:style-name="T5">bajamos</text:span><text:s/>a 0</text:p>
      <text:p text:style-name="Normal"><text:tab/><text:s text:c="8"/>Semaphore hayPedidos =<text:s/><text:span text:style-name="T6">new</text:span><text:s/>Semaphore(1);</text:p>
      <text:p text:style-name="Normal"><text:tab/><text:s text:c="8"/>//<text:span text:style-name="T7">aqui</text:span><text:s/><text:span text:style-name="T8">pongo</text:span><text:s/>el<text:s/><text:span text:style-name="T9">numero</text:span><text:s/><text:span text:style-name="T10">en</text:span><text:s/>el<text:s/><text:span text:style-name="T11">que</text:span><text:s/><text:span text:style-name="T12">quiero</text:span><text:s/><text:span text:style-name="T13">que</text:span><text:s/><text:span text:style-name="T14">pasen</text:span></text:p>
      <text:p text:style-name="Normal"><text:tab/><text:s text:c="8"/>//<text:span text:style-name="T15">es</text:span><text:s/><text:span text:style-name="T16">decir</text:span>,<text:s/><text:span text:style-name="T17">si</text:span><text:s/><text:span text:style-name="T18">quiero</text:span><text:s/><text:span text:style-name="T19">que</text:span><text:s/><text:span text:style-name="T20">vayan</text:span><text:s/><text:span text:style-name="T21">de</text:span><text:s/>3<text:s/><text:span text:style-name="T22">en</text:span><text:s/>3<text:s/><text:span text:style-name="T23">le</text:span><text:s/><text:span text:style-name="T24">pongo</text:span><text:s/><text:span text:style-name="T25">un</text:span><text:s/>3<text:s/></text:p>
      <text:p text:style-name="Normal"><text:tab/><text:s text:c="8"/><text:span text:style-name="T26">Semaphore hayTurno <text:s text:c="2"/>=<text:s/></text:span><text:span text:style-name="T27">new</text:span><text:span text:style-name="T28"><text:s/>Semaphore(1);</text:span></text:p>
      <text:p text:style-name="Normal"><text:span text:style-name="T29">try</text:span><text:span text:style-name="T30"><text:s/>{</text:span></text:p>
      <text:p text:style-name="Normal"><text:span text:style-name="T31"><text:tab/><text:s text:c="12"/></text:span>hayPedidos.acquire(); //<text:s/><text:span text:style-name="T32">ponerlo</text:span><text:s/><text:span text:style-name="T33">en</text:span><text:s/>0</text:p>
      <text:p text:style-name="Normal"><text:tab/><text:s text:c="12"/>//hayTurno.acquire(3); <text:s text:c="2"/>//<text:s/><text:span text:style-name="T34">si</text:span><text:s/><text:span text:style-name="T35">lo</text:span><text:s/><text:span text:style-name="T36">inicio</text:span><text:s/><text:span text:style-name="T37">aqui</text:span><text:s/><text:span text:style-name="T38">nunca</text:span><text:s/><text:span text:style-name="T39">llega</text:span><text:s/><text:span text:style-name="T40">nadie</text:span></text:p>
      <text:p text:style-name="Normal"><text:tab/><text:s text:c="8"/><text:span text:style-name="T41">}<text:s/></text:span><text:span text:style-name="T42">catch</text:span><text:span text:style-name="T43"><text:s/>(InterruptedException e) {</text:span></text:p>
      <text:p text:style-name="P44"><text:tab/><text:s text:c="12"/>e.printStackTrace();</text:p>
      <text:p text:style-name="Normal"><text:span text:style-name="T45"><text:tab/><text:s text:c="8"/></text:span>}</text:p>
      <text:p text:style-name="Normal"/>
      <text:p text:style-name="Normal"><text:tab/><text:s text:c="8"/>System.<text:span text:style-name="T46">out</text:span>.println("--- INICIO DE LA JORNADA CON DOS COCINEROS ---");</text:p>
      <text:p text:style-name="Normal"><text:tab/><text:s text:c="8"/><text:span text:style-name="T47">long</text:span><text:s/>inicio = System.<text:span text:style-name="T48">currentTimeMillis</text:span>();</text:p>
      <text:p text:style-name="Normal"/>
      <text:p text:style-name="Normal"><text:tab/><text:s text:c="8"/>CocineroB cocinero1 =<text:s/><text:span text:style-name="T49">new</text:span><text:s/>CocineroB("Cocinero 1 (4s)", hayPedidos, hayTurno, numPedidos, 4000);</text:p>
      <text:p text:style-name="Normal"><text:tab/><text:s text:c="8"/>CocineroB cocinero2 =<text:s/><text:span text:style-name="T50">new</text:span><text:s/>CocineroB("Cocinero 2 (6s)", hayPedidos, hayTurno, numPedidos, 6000);</text:p>
      <text:p text:style-name="Normal"/>
      <text:p text:style-name="Normal"><text:tab/><text:s text:c="8"/><text:span text:style-name="T51">Thread hiloCocinero1 =<text:s/></text:span><text:span text:style-name="T52">new</text:span><text:span text:style-name="T53"><text:s/>Thread(cocinero1);</text:span></text:p>
      <text:p text:style-name="Normal"><text:span text:style-name="T54"><text:tab/><text:s text:c="8"/>Thread hiloCocinero2 =<text:s/></text:span><text:span text:style-name="T55">new</text:span><text:span text:style-name="T56"><text:s/>Thread(cocinero2);</text:span></text:p>
      <text:p text:style-name="P57"/>
      <text:p text:style-name="Normal"><text:span text:style-name="T58"><text:tab/><text:s text:c="8"/></text:span>hiloCocinero1.start();</text:p>
      <text:p text:style-name="Normal"><text:tab/><text:s text:c="8"/>hiloCocinero2.start();</text:p>
      <text:p text:style-name="Normal"/>
      <text:p text:style-name="Normal"><text:tab/><text:s text:c="8"/>//<text:s/><text:span text:style-name="T59">Clientes</text:span><text:s/><text:span text:style-name="T60">que</text:span><text:s/><text:span text:style-name="T61">hacen</text:span><text:s/><text:span text:style-name="T62">pedidos</text:span></text:p>
      <text:p text:style-name="Normal"><text:tab/><text:s text:c="8"/><text:span text:style-name="T63">for</text:span><text:span text:style-name="T64"><text:s/>(</text:span><text:span text:style-name="T65">int</text:span><text:span text:style-name="T66"><text:s/>i = 1; i &lt;= numPedidos; i++) {</text:span></text:p>
      <text:soft-page-break/>
      <text:p text:style-name="Normal"><text:span text:style-name="T67"><text:tab/><text:s text:c="12"/></text:span>ClientePedidoB cliente =<text:s/><text:span text:style-name="T68">new</text:span><text:s/>ClientePedidoB("Cliente " + i, hayPedidos, hayTurno);</text:p>
      <text:p text:style-name="Normal"><text:tab/><text:s text:c="12"/><text:span text:style-name="T69">new</text:span><text:span text:style-name="T70"><text:s/>Thread(cliente).start();</text:span></text:p>
      <text:p text:style-name="P71"><text:tab/><text:s text:c="8"/>}</text:p>
      <text:p text:style-name="P72"/>
      <text:p text:style-name="Normal"><text:span text:style-name="T73"><text:tab/><text:s text:c="8"/></text:span><text:span text:style-name="T74">try</text:span><text:span text:style-name="T75"><text:s/>{</text:span></text:p>
      <text:p text:style-name="P76"><text:tab/><text:s text:c="12"/>hiloCocinero1.join();</text:p>
      <text:p text:style-name="P77"><text:tab/><text:s text:c="12"/>hiloCocinero2.join();</text:p>
      <text:p text:style-name="Normal"><text:span text:style-name="T78"><text:tab/><text:s text:c="8"/>}<text:s/></text:span><text:span text:style-name="T79">catch</text:span><text:span text:style-name="T80"><text:s/>(InterruptedException e) {</text:span></text:p>
      <text:p text:style-name="P81"><text:tab/><text:s text:c="12"/>e.printStackTrace();</text:p>
      <text:p text:style-name="P82"><text:tab/><text:s text:c="8"/>}</text:p>
      <text:p text:style-name="P83"/>
      <text:p text:style-name="Normal"><text:span text:style-name="T84"><text:tab/><text:s text:c="8"/></text:span><text:span text:style-name="T85">long</text:span><text:span text:style-name="T86"><text:s/>fin = System.</text:span><text:span text:style-name="T87">currentTimeMillis</text:span><text:span text:style-name="T88">();</text:span></text:p>
      <text:p text:style-name="Normal"><text:span text:style-name="T89"><text:tab/><text:s text:c="8"/></text:span>System.<text:span text:style-name="T90">out</text:span>.printf("Tiempo total de preparación de %d pedidos: %.2f segundos\n",</text:p>
      <text:p text:style-name="Normal"><text:tab/><text:s text:c="26"/>numPedidos, (fin - inicio)/1000.0);</text:p>
      <text:p text:style-name="Normal"><text:tab/><text:s text:c="4"/>}</text:p>
      <text:p text:style-name="Normal"><text:tab/>}</text:p>
      <text:p text:style-name="Normal"/>
      <text:p text:style-name="Normal"/>
      <text:p text:style-name="P91">1. ¿Cuándo pongo acquire()? (El "Portero")</text:p>
      <text:p text:style-name="Normal">Usas acquire() cuando tu hilo<text:s/><text:span text:style-name="T92">necesita algo para poder continuar</text:span><text:s/>y, si no lo tiene,<text:s/><text:span text:style-name="T93">debe esperarse</text:span>.</text:p>
      <text:list text:style-name="LFO1" text:continue-numbering="true">
        <text:list-item>
          <text:p text:style-name="P94"><text:span text:style-name="T95">Traducción:</text:span><text:s/>"Esperar", "Pedir permiso", "Entrar", "Ocupar", "Restar".</text:p>
        </text:list-item>
        <text:list-item>
          <text:p text:style-name="P96"><text:span text:style-name="T97">Posición:</text:span><text:s/>Casi siempre va<text:s/><text:span text:style-name="T98">AL PRINCIPIO</text:span><text:s/>de tu lógica (run).</text:p>
        </text:list-item>
      </text:list>
      <text:p text:style-name="Normal"><text:span text:style-name="T99">Ejemplos:</text:span></text:p>
      <text:list text:style-name="LFO2" text:continue-numbering="true">
        <text:list-item>
          <text:p text:style-name="P100"><text:span text:style-name="T101">Cliente:</text:span><text:s/>"¿Hay hueco en la cola?" $\rightarrow$ hayTurno.acquire() (Si no hay hueco, me espero fuera).</text:p>
        </text:list-item>
        <text:list-item>
          <text:p text:style-name="P102"><text:span text:style-name="T103">Cajero:</text:span><text:s/>"¿Hay algún cliente esperando?" $\rightarrow$ hayClientes.acquire() (Si no hay nadie, me duermo).</text:p>
        </text:list-item>
        <text:list-item>
          <text:p text:style-name="P104"><text:span text:style-name="T105">Cocinero:</text:span><text:s/>"¿Hay pedidos en la mesa?" $\rightarrow$ hayPedidos.acquire() (Si está vacía, espero).</text:p>
        </text:list-item>
      </text:list>
      <text:p text:style-name="Normal"><draw:custom-shape svg:x="0in" svg:y="0in" svg:width="45.51042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P106">2. ¿Cuándo pongo release()? (El "Notificador")</text:p>
      <text:p text:style-name="Normal">Usas release() cuando tu hilo<text:s/><text:span text:style-name="T107">ha terminado una acción</text:span><text:s/>y quiere<text:s/><text:span text:style-name="T108">desbloquear a otro</text:span><text:s/>o devolver un recurso.</text:p>
      <text:list text:style-name="LFO3" text:continue-numbering="true">
        <text:list-item>
          <text:p text:style-name="P109"><text:span text:style-name="T110">Traducción:</text:span><text:s/>"Avisar", "Soltar", "Salir", "Devolver", "Sumar".</text:p>
        </text:list-item>
        <text:list-item>
          <text:p text:style-name="P111"><text:span text:style-name="T112">Posición:</text:span><text:s/>Casi siempre va<text:s/><text:span text:style-name="T113">AL FINAL</text:span>, después de hacer el trabajo.</text:p>
        </text:list-item>
      </text:list>
      <text:p text:style-name="Normal"><text:span text:style-name="T114">Ejemplos:</text:span></text:p>
      <text:list text:style-name="LFO4" text:continue-numbering="true">
        <text:list-item>
          <text:p text:style-name="P115"><text:span text:style-name="T116">Cliente:</text:span><text:s/>"¡Ya he llegado!" $\rightarrow$ hayClientes.release() (Despierta al cajero).</text:p>
        </text:list-item>
        <text:list-item>
          <text:p text:style-name="P117"><text:span text:style-name="T118">Cajero:</text:span><text:s/>"Ya he atendido a este señor, que pase el siguiente" $\rightarrow$ hayTurno.release() (Abre la puerta de la cola).</text:p>
        </text:list-item>
      </text:list>
      <text:p text:style-name="Normal"><draw:custom-shape svg:x="0in" svg:y="0in" svg:width="45.51042in" svg:height="0.00139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9">🧩</text:span><text:span text:style-name="T120"><text:s/>El "Truco Visual" del Relevo (Tu Supermercado)</text:span></text:p>
      <text:p text:style-name="Normal">En tu ejercicio del supermercado, esto es un<text:s/><text:span text:style-name="T121">baile cruzado</text:span>. Míralo así:</text:p>
      <text:p text:style-name="P122">A. El Semáforo hayTurno (La Puerta de la Cola)</text:p>
      <text:list text:style-name="LFO5" text:continue-numbering="true">
        <text:list-item>
          <text:p text:style-name="P123"><text:span text:style-name="T124">¿Quién quiere entrar?</text:span><text:s/>El Cliente.</text:p>
          <text:list text:continue-numbering="true">
            <text:list-item>
              <text:p text:style-name="P125">$\rightarrow$ El Cliente hace acquire() (Cierra la puerta tras de sí).</text:p>
            </text:list-item>
          </text:list>
        </text:list-item>
        <text:list-item>
          <text:p text:style-name="P126"><text:span text:style-name="T127">¿Quién deja salir?</text:span><text:s/>El Cajero (cuando termina de atender).</text:p>
          <text:list text:continue-numbering="true">
            <text:list-item>
              <text:p text:style-name="P128">$\rightarrow$ El Cajero hace release() (Abre la puerta para el siguiente).</text:p>
            </text:list-item>
          </text:list>
        </text:list-item>
      </text:list>
      <text:p text:style-name="P129">B. El Semáforo hayClientes (La Campanilla del Mostrador)</text:p>
      <text:list text:style-name="LFO6" text:continue-numbering="true">
        <text:list-item>
          <text:p text:style-name="P130"><text:span text:style-name="T131">¿Quién espera la llamada?</text:span><text:s/>El Cajero.</text:p>
          <text:list text:continue-numbering="true">
            <text:list-item>
              <text:p text:style-name="P132">$\rightarrow$ El Cajero hace acquire() (Se duerme esperando el "Ding-Dong").</text:p>
            </text:list-item>
          </text:list>
        </text:list-item>
        <text:list-item>
          <text:p text:style-name="P133"><text:span text:style-name="T134">¿Quién toca el timbre?</text:span><text:s/>El Cliente (cuando llega).</text:p>
          <text:list text:continue-numbering="true">
            <text:list-item>
              <text:p text:style-name="P135">$\rightarrow$ El Cliente hace release() (Toca el timbre para despertar al cajero).</text:p>
            </text:list-item>
          </text:list>
        </text:list-item>
      </text:list>
      <text:p text:style-name="Normal"><draw:custom-shape svg:x="0in" svg:y="0in" svg:width="38.00694in" svg:height="0.00139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6">📝</text:span><text:span text:style-name="T137"><text:s/>Resumen / "Chuleta" para el examen</text:span>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</table:table-columns>
        <table:table-header-rows>
          <table:table-row table:style-name="TableRow142">
            <table:table-cell table:style-name="TableCell143">
              <text:soft-page-break/>
              <text:p text:style-name="Normal"><text:span text:style-name="T144">Tu intención</text:span></text:p>
            </table:table-cell>
            <table:table-cell table:style-name="TableCell145">
              <text:p text:style-name="Normal"><text:span text:style-name="T146">Acción</text:span></text:p>
            </table:table-cell>
            <table:table-cell table:style-name="TableCell147">
              <text:p text:style-name="Normal"><text:span text:style-name="T148">Ejemplo</text:span></text:p>
            </table:table-cell>
          </table:table-row>
        </table:table-header-rows>
        <table:table-row table:style-name="TableRow149">
          <table:table-cell table:style-name="TableCell150">
            <text:p text:style-name="Normal"><text:span text:style-name="T151">Quiero entrar</text:span><text:s/>a un sitio limitado</text:p>
          </table:table-cell>
          <table:table-cell table:style-name="TableCell152">
            <text:p text:style-name="Normal">acquire()</text:p>
          </table:table-cell>
          <table:table-cell table:style-name="TableCell153">
            <text:p text:style-name="Normal">Cliente entra a la tienda (Restar aforo).</text:p>
          </table:table-cell>
        </table:table-row>
        <table:table-row table:style-name="TableRow154">
          <table:table-cell table:style-name="TableCell155">
            <text:p text:style-name="Normal"><text:span text:style-name="T156">Necesito un recurso</text:span><text:s/>que no tengo</text:p>
          </table:table-cell>
          <table:table-cell table:style-name="TableCell157">
            <text:p text:style-name="Normal">acquire()</text:p>
          </table:table-cell>
          <table:table-cell table:style-name="TableCell158">
            <text:p text:style-name="Normal">Cajero necesita un cliente para trabajar.</text:p>
          </table:table-cell>
        </table:table-row>
        <table:table-row table:style-name="TableRow159">
          <table:table-cell table:style-name="TableCell160">
            <text:p text:style-name="Normal"><text:span text:style-name="T161">He terminado</text:span><text:s/>y me voy</text:p>
          </table:table-cell>
          <table:table-cell table:style-name="TableCell162">
            <text:p text:style-name="Normal">release()</text:p>
          </table:table-cell>
          <table:table-cell table:style-name="TableCell163">
            <text:p text:style-name="Normal">Cliente sale de la tienda (Sumar aforo).</text:p>
          </table:table-cell>
        </table:table-row>
        <table:table-row table:style-name="TableRow164">
          <table:table-cell table:style-name="TableCell165">
            <text:p text:style-name="Normal"><text:span text:style-name="T166">He creado algo</text:span><text:s/>(trabajo) para otro</text:p>
          </table:table-cell>
          <table:table-cell table:style-name="TableCell167">
            <text:p text:style-name="Normal">release()</text:p>
          </table:table-cell>
          <table:table-cell table:style-name="TableCell168">
            <text:p text:style-name="Normal">Cliente crea un pedido para cocina.</text:p>
          </table:table-cell>
        </table:table-row>
      </table:table>
      <text:p text:style-name="Normal"><text:span text:style-name="T169">En tu código:</text:span></text:p>
      <text:list text:style-name="LFO7" text:continue-numbering="true">
        <text:list-item>
          <text:p text:style-name="P170">Si escribes Thread.sleep (trabajar), justo<text:s/><text:span text:style-name="T171">antes</text:span><text:s/>suele haber un acquire (conseguir el trabajo) y justo<text:s/><text:span text:style-name="T172">después</text:span><text:s/>un release (decir que acabaste).</text:p>
        </text:list-item>
        <text:list-item>
          <text:p text:style-name="P173">Si tu hilo es el que<text:s/><text:span text:style-name="T174">espera</text:span><text:s/>(Consumidor/Cajero), empieza con acquire.</text:p>
        </text:list-item>
        <text:list-item>
          <text:p text:style-name="P175">Si tu hilo es el que<text:s/><text:span text:style-name="T176">llega</text:span><text:s/>(Productor/Cliente), suele hacer un acquire (para entrar) y luego un release (para avisar al otro).</text:p>
        </text:list-item>
      </text:list>
      <text:p text:style-name="P177">1. El Semáforo como LLAVE (hayTurno)</text:p>
      <text:p text:style-name="Normal"><text:span text:style-name="T178">Regla:</text:span><text:s/>Si necesitas entrar a un sitio y hay aforo limitado, necesitas<text:s/><text:span text:style-name="T179">COGER</text:span><text:s/>la llave.</text:p>
      <text:list text:style-name="LFO8" text:continue-numbering="true">
        <text:list-item>
          <text:p text:style-name="P180"><text:span text:style-name="T181">¿Qué es?</text:span><text:s/>Es un recurso limitado (solo hay 1 hueco en el mostrador).</text:p>
        </text:list-item>
        <text:list-item>
          <text:p text:style-name="P182"><text:span text:style-name="T183">¿Qué hace el Cliente?</text:span><text:s/>El Cliente quiere<text:s/><text:span text:style-name="T184">ocupar</text:span><text:s/>ese hueco.</text:p>
        </text:list-item>
        <text:list-item>
          <text:p text:style-name="P185"><text:span text:style-name="T186">Acción:</text:span><text:s/><text:span text:style-name="T187">acquire()</text:span><text:s/>(Coger la llave/Restar un hueco).</text:p>
          <text:list text:continue-numbering="true">
            <text:list-item>
              <text:p text:style-name="P188"><text:span text:style-name="T189">Si no coges la llave primero, no tienes derecho a estar ahí.</text:span></text:p>
            </text:list-item>
          </text:list>
        </text:list-item>
      </text:list>
      <text:p text:style-name="Normal">En tu código:</text:p>
      <text:p text:style-name="Normal">hayTurno.acquire(); -&gt; "Hola, cojo el hueco. Ahora es mío y nadie más pasa."</text:p>
      <text:p text:style-name="Normal"><draw:custom-shape svg:x="0in" svg:y="0in" svg:width="45.51042in" svg:height="0.00139in" draw:z-index="0" draw:id="id3" draw:style-name="a3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190">2. El Semáforo como TIMBRE (hayClientes)</text:p>
      <text:p text:style-name="Normal"><text:span text:style-name="T191">Regla:</text:span><text:s/>Si tú eres el que trae trabajo o avisa de algo, necesitas<text:s/><text:span text:style-name="T192">TOCAR</text:span><text:s/>el timbre.</text:p>
      <text:list text:style-name="LFO9" text:continue-numbering="true">
        <text:list-item>
          <text:p text:style-name="P193"><text:span text:style-name="T194">¿Qué es?</text:span><text:s/>Es una señal de aviso para despertar a otro hilo (al Cajero).</text:p>
        </text:list-item>
        <text:list-item>
          <text:p text:style-name="P195"><text:span text:style-name="T196">¿Qué hace el Cliente?</text:span><text:s/>El Cliente<text:s/><text:span text:style-name="T197">genera</text:span><text:s/>trabajo. Él<text:s/><text:span text:style-name="T198">es</text:span><text:s/>el trabajo.</text:p>
        </text:list-item>
        <text:list-item>
          <text:p text:style-name="P199"><text:span text:style-name="T200">Acción:</text:span><text:s/><text:span text:style-name="T201">release()</text:span><text:s/>(Soltar la señal/Sumar un cliente pendiente).</text:p>
          <text:list text:continue-numbering="true">
            <text:list-item>
              <text:p text:style-name="P202"><text:span text:style-name="T203">Tú no esperas a los clientes, tú ERES el cliente, así que "lanzas" el aviso.</text:span></text:p>
            </text:list-item>
          </text:list>
        </text:list-item>
      </text:list>
      <text:p text:style-name="Normal">En tu código:</text:p>
      <text:p text:style-name="Normal">hayClientes.release(); -&gt; "Ding-dong! Cajero, despierta, aquí hay trabajo."</text:p>
      <text:soft-page-break/>
      <text:p text:style-name="Normal"><draw:custom-shape svg:x="0in" svg:y="0in" svg:width="45.51042in" svg:height="0.00139in" draw:z-index="0" draw:id="id4" draw:style-name="a4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4">🔄</text:span><text:span text:style-name="T205"><text:s/>Por qué se combinan así en ClienteB</text:span></text:p>
      <text:p text:style-name="Normal">Míralo como una secuencia de lógica humana:</text:p>
      <text:list text:style-name="LFO10" text:continue-numbering="true">
        <text:list-item>
          <text:p text:style-name="P206"><text:span text:style-name="T207">Primero:</text:span><text:s/>¿Puedo pasar al mostrador? $\rightarrow$<text:s/><text:span text:style-name="T208">acquire()</text:span><text:s/>(hayTurno).</text:p>
          <text:list text:continue-numbering="true">
            <text:list-item>
              <text:p text:style-name="P209"><text:span text:style-name="T210">(Si no hago esto primero, me estaría colando).</text:span></text:p>
            </text:list-item>
          </text:list>
        </text:list-item>
        <text:list-item>
          <text:p text:style-name="P211"><text:span text:style-name="T212">Segundo:</text:span><text:s/>Ya estoy en el mostrador. Ahora, ¡atiéndeme! $\rightarrow$<text:s/><text:span text:style-name="T213">release()</text:span><text:s/>(hayClientes).</text:p>
        </text:list-item>
      </text:list>
      <text:p text:style-name="P214">Tabla Resumen: ¿Quién soy yo?</text:p>
      <text:p text:style-name="Normal">Para saber si poner primero acquire o release, pregúntate<text:s/><text:span text:style-name="T215">qué eres</text:span><text:s/>en ese semáforo concreto:</text:p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</table:table-columns>
        <table:table-header-rows>
          <table:table-row table:style-name="TableRow220">
            <table:table-cell table:style-name="TableCell221">
              <text:p text:style-name="Normal"><text:span text:style-name="T222">Tu Rol en ese Semáforo</text:span></text:p>
            </table:table-cell>
            <table:table-cell table:style-name="TableCell223">
              <text:p text:style-name="Normal"><text:span text:style-name="T224">Acción</text:span></text:p>
            </table:table-cell>
            <table:table-cell table:style-name="TableCell225">
              <text:p text:style-name="Normal"><text:span text:style-name="T226">Ejemplo en tu código</text:span></text:p>
            </table:table-cell>
          </table:table-row>
        </table:table-header-rows>
        <table:table-row table:style-name="TableRow227">
          <table:table-cell table:style-name="TableCell228">
            <text:p text:style-name="Normal"><text:span text:style-name="T229">CONSUMIDOR</text:span><text:s/>(Necesito un hueco/permiso)</text:p>
          </table:table-cell>
          <table:table-cell table:style-name="TableCell230">
            <text:p text:style-name="Normal">acquire()</text:p>
          </table:table-cell>
          <table:table-cell table:style-name="TableCell231">
            <text:p text:style-name="Normal">hayTurno.acquire() (Necesito sitio para ponerme).</text:p>
          </table:table-cell>
        </table:table-row>
        <table:table-row table:style-name="TableRow232">
          <table:table-cell table:style-name="TableCell233">
            <text:p text:style-name="Normal"><text:span text:style-name="T234">PRODUCTOR</text:span><text:s/>(Genero trabajo/aviso)</text:p>
          </table:table-cell>
          <table:table-cell table:style-name="TableCell235">
            <text:p text:style-name="Normal">release()</text:p>
          </table:table-cell>
          <table:table-cell table:style-name="TableCell236">
            <text:p text:style-name="Normal">hayClientes.release() (Genero una tarea para el cajero).</text:p>
          </table:table-cell>
        </table:table-row>
      </table:table>
      <text:p text:style-name="P237">¿Y por qué no hay un release del turno al final del Cliente?</text:p>
      <text:p text:style-name="Normal">Esta es la parte especial de tu ejercicio ("El Relevo"):</text:p>
      <text:list text:style-name="LFO11" text:continue-numbering="true">
        <text:list-item>
          <text:p text:style-name="P238">Tú (Cliente) has cogido la llave (acquire).</text:p>
        </text:list-item>
        <text:list-item>
          <text:p text:style-name="P239">Pero tú no la sueltas.</text:p>
        </text:list-item>
        <text:list-item>
          <text:p text:style-name="P240"><text:span text:style-name="T241">Se la das al Cajero</text:span><text:s/>(metafóricamente).</text:p>
        </text:list-item>
        <text:list-item>
          <text:p text:style-name="P242">El Cajero, cuando termine contigo, será quien haga el hayTurno.release().</text:p>
        </text:list-item>
      </text:list>
      <text:p text:style-name="Normal">Por eso en ClienteB ves un acquire (para entrar) y un release (para avisar), pero falta el release de salida... ¡porque la salida te la gestiona el cajero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15T07:20:00Z</meta:creation-date>
    <dc:date>2025-12-15T07:58:00Z</dc:date>
    <meta:template xlink:href="Normal.dotm" xlink:type="simple"/>
    <meta:editing-cycles>1</meta:editing-cycles>
    <meta:editing-duration>PT2280S</meta:editing-duration>
    <meta:document-statistic meta:page-count="5" meta:paragraph-count="12" meta:word-count="963" meta:character-count="6251" meta:row-count="44" meta:non-whitespace-character-count="5300"/>
  </office:meta>
</office:document-meta>
</file>